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a2a7" officeooo:paragraph-rsid="0016a2a7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0d8cf" officeooo:paragraph-rsid="0030d8c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30d8cf" officeooo:paragraph-rsid="0030d8c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paragraph-rsid="0030d8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b511c" officeooo:paragraph-rsid="002b511c" style:font-weight-asian="normal" style:font-weight-complex="normal"/>
    </style:style>
    <style:style style:name="T1" style:family="text">
      <style:text-properties officeooo:rsid="0030d8cf"/>
    </style:style>
    <style:style style:name="T2" style:family="text">
      <style:text-properties style:text-underline-style="solid" style:text-underline-width="auto" style:text-underline-color="font-color" fo:font-weight="bold" officeooo:rsid="0030d8c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30d8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ater API </text:p>
      <text:p text:style-name="P1">– REST communication protocol –</text:p>
      <text:p text:style-name="P1">– Developed on Python –</text:p>
      <text:p text:style-name="P1"/>
      <text:p text:style-name="P2">Future work:</text:p>
      <text:p text:style-name="P2"/>
      <text:p text:style-name="P3">1. Able to support different day and time reservation</text:p>
      <text:p text:style-name="P3">2. Have user table and ask users to login first</text:p>
      <text:p text:style-name="P3">3. Able to edit the booking instead of delete and re-book</text:p>
      <text:p text:style-name="P4"><text:span text:style-name="T1">4 Have the db outside the docker or at least have access to it from outside</text:span></text:p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8:05:48.082440515</meta:creation-date>
    <dc:date>2021-11-05T17:52:28.067799409</dc:date>
    <meta:editing-duration>PT3H9M15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6" meta:character-count="310" meta:non-whitespace-character-count="257"/>
  </office:meta>
</office:document-meta>
</file>